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style:style style:name="P4" style:family="paragraph" style:parent-style-name="Standard">
      <style:paragraph-properties fo:margin-left="0cm" fo:margin-right="0cm" fo:line-height="110%" fo:text-indent="1cm" style:auto-text-indent="false"/>
    </style:style>
    <style:style style:name="P5" style:family="paragraph" style:parent-style-name="Standard">
      <style:paragraph-properties fo:margin-left="0cm" fo:margin-right="0cm" fo:line-height="110%" fo:text-align="center" style:justify-single-word="false" fo:text-indent="1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5">Транскордонний Центр автомобільних досліджень (TCAR)</text:p>
      <text:p text:style-name="P5">Інженерно-дослідний центр, Університет Брайтона</text:p>
      <text:p text:style-name="P5">Брайтон, Великобританія</text:p>
      <text:p text:style-name="P5">R.J.Howlett @ Brighton.ac.uk</text:p>
      <text:p text:style-name="P5"></text:p>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4"></text:p>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text:p text:style-name="P3">2. Система управління двигуном</text:p>
      <text:p text:style-name="P2">Для досягнення цих стандартів необхідно підтримувати суворий контроль робочих параметрів двигуна за допомогою мікропроцесорної системи управління двигуном (EMS) чи блока управління двигуна (ECU). EMS здійснює контроль стратегій, спрямованих для досягнення оптимальної ефективності і високої вихідної потужності, коли це потрібно, в той же час зберігаючи низький рівень викидів. У той же час, у двигуна з іскровим запалюванням, EMS повинен працювати в регіоні сприятливому для роботи трикомпонентного каталітичного конвертера, що ще більше знижує шкідливий зміст вихлопних газів. Двигун також повинен мати гарні перехідні характеристики та інші характеристики які бажає оператор, відому серед виробників двигунів, керованість, у відповідь на рухи водія, газу або педаль акселератора. EMS управляє кількістю палива яке подається в двигун (через тривалість імпульсу подачі палива), точкою в циклі двигуна, при якій суміш запалюється (запалювання), кількість вихлопних газів рециркуляції (EGR) та інші параметри в сучасних конструкціях двигуна, наприклад, таймінг клапанів. Він визначає значення параметрів величин, таких як швидкість, навантаження, масова витрата повітря, приточно-колекторний тиск, температура, в різних точках, і дросель-кутом. На малюнку 1 показана функція EMS, яка повинна істотно визначення значень контрольованих змінні знання вимірюваних змінних, для того, щоб досягнення системи цілей.</text:p>
      <text:p text:style-name="P2">Рисунок 1. Внутрішній контроль двигуна внутрішнього згоряння.</text:p>
      <text:p text:style-name="P2">Точні деталі стратегій, які використовуються в комерційних EMS є таємницею, що охороняється виробниками. Один з методів, який може бути використаний для вибору тривалості імпульсу палива і часу запалювання включає в себе використання карт, які є довідковими таблицями в ROM. EMS вимірює частоту обертання двигуна за допомогою датчика колінчастого валу і оцінює навантаження, часто побічно вимірюючи тиск у впускному колекторі. Ці значення використовуються як індекси таблиць. Алгоритмічні і математичні методи також використовуються. Дослідження проходять в розробці більш досконалих методів управління двигунами, шляхом включення нейронних мереж та інших інтелектуальних систем та технологій в EMS. Це було обов'язковим у США протягом деякого часу, і тепер також потрібно в Європі, крім функцій управління двигуном, EMS повинен мати функції для виконання бортової діагностики (OBD). В майбутньому BD системи будуть необхідні, щоб попередити водія, за допомогою індикатора несправності (MIL), про несправності в системи управління емісії, яка може привести до рівнів викидів, які більшими, ніж дозволено. Високий рівень контролю, необхідний для двигунів, для задоволення стандартів емісії вимагає, щоб EMS діставав вичерпну інформацію про експлуатаційні параметри двигуна. Сучасні двигуни оснащені рядом сенсорних пристроїв які дозволяють вимірювати кількість відсотків. Швидкість, тиск в колекторі, масову витрату повітря, температуру в різних точках, таких як повітрозабірник - приклади величин, які вимірюються в багатьох двигунах. Крім того, такі параметри, як кривошипний кут і положення розподільного валу вимірюється на більш складних пристроях. Точне вимірювання співвідношення між масами бензину і повітря, що вводяться, відомий як співвідношення повітря-паливо, є дуже цінним індикатор характеристик, при яких двигун працює. Точного виміру співвідношення повітря-паливо важко добитися економічно вигідно за допомогою звичайних методі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18T20:22:46</dc:date>
    <meta:editing-duration>PT1H18M17S</meta:editing-duration>
    <meta:editing-cycles>7</meta:editing-cycles>
    <meta:generator>LibreOffice/3.5$Linux_x86 LibreOffice_project/350m1$Build-13</meta:generator>
    <meta:document-statistic meta:table-count="0" meta:image-count="0" meta:object-count="0" meta:page-count="2" meta:paragraph-count="17" meta:word-count="1034" meta:character-count="8047" meta:non-whitespace-character-count="7011"/>
  </office:meta>
</office:document-meta>
</file>